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3.6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Anzahl</text:p>
          </table:table-cell>
          <table:table-cell office:value-type="string">
            <text:p>Beschreibung</text:p>
          </table:table-cell>
          <table:table-cell office:value-type="string">
            <text:p>Wert</text:p>
          </table:table-cell>
          <table:table-cell office:value-type="string">
            <text:p>Digikey-Teilenummer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mega32U4</text:p>
          </table:table-cell>
          <table:table-cell office:value-type="string">
            <text:p>TQFP44 im Tray</text:p>
          </table:table-cell>
          <table:table-cell office:value-type="string">
            <text:p>ATMEGA32U4-AU-ND</text:p>
          </table:table-cell>
          <table:table-cell office:value-type="float" office:value="3.1484">
            <text:p>3,15</text:p>
          </table:table-cell>
          <table:table-cell table:formula="of:=[.A2]*[.E2]" office:value-type="float" office:value="3.1484">
            <text:p>3,1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 0805</text:p>
          </table:table-cell>
          <table:table-cell office:value-type="string">
            <text:p>Grün</text:p>
          </table:table-cell>
          <table:table-cell office:value-type="string">
            <text:p>754-1131-1-ND</text:p>
          </table:table-cell>
          <table:table-cell office:value-type="float" office:value="0.0648">
            <text:p>0,06</text:p>
          </table:table-cell>
          <table:table-cell table:formula="of:=[.A3]*[.E3]" office:value-type="float" office:value="0.0648">
            <text:p>0,0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 0805</text:p>
          </table:table-cell>
          <table:table-cell office:value-type="string">
            <text:p>Rot, hell</text:p>
          </table:table-cell>
          <table:table-cell office:value-type="string">
            <text:p>754-1132-1-ND</text:p>
          </table:table-cell>
          <table:table-cell office:value-type="float" office:value="0.0776">
            <text:p>0,08</text:p>
          </table:table-cell>
          <table:table-cell table:formula="of:=[.A4]*[.E4]" office:value-type="float" office:value="0.0776">
            <text:p>0,0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-Kerko 0805</text:p>
          </table:table-cell>
          <table:table-cell office:value-type="string">
            <text:p>4.7uF</text:p>
          </table:table-cell>
          <table:table-cell/>
          <table:table-cell office:value-type="float" office:value="0.25">
            <text:p>0,25</text:p>
          </table:table-cell>
          <table:table-cell table:formula="of:=[.A5]*[.E5]" office:value-type="float" office:value="0.25">
            <text:p>0,2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-Kerko 0603</text:p>
          </table:table-cell>
          <table:table-cell office:value-type="string">
            <text:p>1uF</text:p>
          </table:table-cell>
          <table:table-cell/>
          <table:table-cell office:value-type="float" office:value="0.01">
            <text:p>0,01</text:p>
          </table:table-cell>
          <table:table-cell table:formula="of:=[.A6]*[.E6]" office:value-type="float" office:value="0.01">
            <text:p>0,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Kerko 0603</text:p>
          </table:table-cell>
          <table:table-cell office:value-type="string">
            <text:p>18pF</text:p>
          </table:table-cell>
          <table:table-cell/>
          <table:table-cell office:value-type="float" office:value="0.01">
            <text:p>0,01</text:p>
          </table:table-cell>
          <table:table-cell table:formula="of:=[.A7]*[.E7]" office:value-type="float" office:value="0.02">
            <text:p>0,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D-Kerko 0603</text:p>
          </table:table-cell>
          <table:table-cell office:value-type="string">
            <text:p>100nF</text:p>
          </table:table-cell>
          <table:table-cell/>
          <table:table-cell office:value-type="float" office:value="0.01">
            <text:p>0,01</text:p>
          </table:table-cell>
          <table:table-cell table:formula="of:=[.A8]*[.E8]" office:value-type="float" office:value="0.05">
            <text:p>0,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Widerstand 0603</text:p>
          </table:table-cell>
          <table:table-cell office:value-type="string">
            <text:p>22R</text:p>
          </table:table-cell>
          <table:table-cell/>
          <table:table-cell office:value-type="float" office:value="0.01">
            <text:p>0,01</text:p>
          </table:table-cell>
          <table:table-cell table:formula="of:=[.A9]*[.E9]" office:value-type="float" office:value="0.02">
            <text:p>0,0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-Widerstand 0603</text:p>
          </table:table-cell>
          <table:table-cell office:value-type="string">
            <text:p>150R</text:p>
          </table:table-cell>
          <table:table-cell/>
          <table:table-cell office:value-type="float" office:value="0.01">
            <text:p>0,01</text:p>
          </table:table-cell>
          <table:table-cell table:formula="of:=[.A10]*[.E10]" office:value-type="float" office:value="0.01">
            <text:p>0,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-Widerstand 0603</text:p>
          </table:table-cell>
          <table:table-cell office:value-type="string">
            <text:p>180R</text:p>
          </table:table-cell>
          <table:table-cell/>
          <table:table-cell office:value-type="float" office:value="0.01">
            <text:p>0,01</text:p>
          </table:table-cell>
          <table:table-cell table:formula="of:=[.A11]*[.E11]" office:value-type="float" office:value="0.01">
            <text:p>0,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Widerstand 0603</text:p>
          </table:table-cell>
          <table:table-cell office:value-type="string">
            <text:p>10k</text:p>
          </table:table-cell>
          <table:table-cell/>
          <table:table-cell office:value-type="float" office:value="0.01">
            <text:p>0,01</text:p>
          </table:table-cell>
          <table:table-cell table:formula="of:=[.A12]*[.E12]" office:value-type="float" office:value="0.02">
            <text:p>0,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-Drucktaster</text:p>
          </table:table-cell>
          <table:table-cell office:value-type="string">
            <text:p>KMR221NG LFS</text:p>
          </table:table-cell>
          <table:table-cell office:value-type="string">
            <text:p>CKN10244CT-ND</text:p>
          </table:table-cell>
          <table:table-cell office:value-type="float" office:value="0.3766">
            <text:p>0,38</text:p>
          </table:table-cell>
          <table:table-cell table:formula="of:=[.A13]*[.E13]" office:value-type="float" office:value="0.7532">
            <text:p>0,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SB-Buchse</text:p>
          </table:table-cell>
          <table:table-cell office:value-type="string">
            <text:p>Hirose UX60-MB-5ST</text:p>
          </table:table-cell>
          <table:table-cell office:value-type="string">
            <text:p>H2959CT-ND</text:p>
          </table:table-cell>
          <table:table-cell office:value-type="float" office:value="0.85">
            <text:p>0,85</text:p>
          </table:table-cell>
          <table:table-cell table:formula="of:=[.A14]*[.E14]" office:value-type="float" office:value="0.85">
            <text:p>0,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uarz Abracom ABM7</text:p>
          </table:table-cell>
          <table:table-cell office:value-type="string">
            <text:p>16MHz</text:p>
          </table:table-cell>
          <table:table-cell office:value-type="string">
            <text:p>535-9840-1-ND</text:p>
          </table:table-cell>
          <table:table-cell office:value-type="float" office:value="0.94">
            <text:p>0,94</text:p>
          </table:table-cell>
          <table:table-cell table:formula="of:=[.A15]*[.E15]" office:value-type="float" office:value="0.94">
            <text:p>0,9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ard</text:p>
          </table:table-cell>
          <table:table-cell table:number-columns-repeated="2"/>
          <table:table-cell office:value-type="float" office:value="2.43">
            <text:p>2,43</text:p>
          </table:table-cell>
          <table:table-cell table:formula="of:=[.A16]*[.E16]" office:value-type="float" office:value="2.43">
            <text:p>2,43</text:p>
          </table:table-cell>
          <table:table-cell/>
        </table:table-row>
        <table:table-row table:style-name="ro1">
          <table:table-cell table:number-columns-repeated="5"/>
          <table:table-cell table:style-name="ce1" table:formula="of:=SUM([.F2:.F16])" office:value-type="float" office:value="8.654">
            <text:p>8,65</text:p>
          </table:table-cell>
          <table:table-cell table:style-name="ce1" table:formula="of:=[.F17]*1.2" office:value-type="float" office:value="10.3848">
            <text:p>10,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1">11.02.2012</text:date>, <text:time>00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57M1S</meta:editing-duration>
    <meta:editing-cycles>4</meta:editing-cycles>
    <meta:generator>OpenOffice.org/3.3$Win32 OpenOffice.org_project/330m20$Build-9567</meta:generator>
    <dc:date>2012-02-11T00:18:55.49</dc:date>
    <dc:creator>Joachim Fenkes</dc:creator>
    <meta:document-statistic meta:table-count="3" meta:cell-count="87" meta:object-count="0"/>
    <meta:user-defined meta:name="Info 1"/>
    <meta:user-defined meta:name="Info 2"/>
    <meta:user-defined meta:name="Info 3"/>
    <meta:user-defined meta:name="Info 4"/>
  </office:meta>
</office:document-meta>
</file>